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page" fo:line-height="150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size="20pt" style:font-size-asian="20pt" style:font-size-complex="20pt" fo:font-weight="bold" style:font-weight-asian="bold" style:font-weight-complex="bold"/>
    </style:style>
    <style:style style:name="T20_2" style:family="text">
      <style:text-properties fo:font-size="20pt" style:font-size-asian="20pt" style:font-size-complex="20pt"/>
    </style:style>
    <style:style style:name="T20_3" style:family="text">
      <style:text-properties fo:font-size="20pt" style:font-size-asian="20pt" style:font-size-complex="20pt"/>
    </style:style>
    <style:style style:name="T20_4" style:family="text">
      <style:text-properties fo:font-size="20pt" style:font-size-asian="20pt" style:font-size-complex="20pt"/>
    </style:style>
    <style:style style:name="T20_5" style:family="text">
      <style:text-properties fo:font-size="20pt" style:font-size-asian="20pt" style:font-size-complex="20pt"/>
    </style:style>
    <style:style style:name="T20_6" style:family="text">
      <style:text-properties fo:font-size="20pt" style:font-size-asian="20pt" style:font-size-complex="20pt"/>
    </style:style>
    <style:style style:name="T20_7" style:family="text">
      <style:text-properties fo:font-size="20pt" style:font-size-asian="20pt" style:font-size-complex="20pt"/>
    </style:style>
    <style:style style:name="T20_8" style:family="text">
      <style:text-properties fo:font-size="20pt" style:font-size-asian="20pt" style:font-size-complex="20pt"/>
    </style:style>
    <style:style style:name="T20_9" style:family="text">
      <style:text-properties fo:font-size="20pt" style:font-size-asian="20pt" style:font-size-complex="20pt"/>
    </style:style>
    <style:style style:name="P21" style:family="paragraph" style:parent-style-name="Standard">
      <style:paragraph-properties fo:text-align="justify" fo:break-before="auto" fo:line-height="107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justify" fo:break-before="auto" fo:line-height="115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P27" style:family="paragraph" style:parent-style-name="Standard">
      <style:paragraph-properties fo:text-align="justify" fo:break-before="auto" fo:line-height="107%" fo:margin-bottom="0.212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P28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>
      <style:text-properties style:font-name="Calibri" style:font-name-asian="Calibri" style:font-name-complex="Calibri"/>
    </style:style>
    <style:style style:name="P29" style:family="paragraph" style:parent-style-name="Standard">
      <style:paragraph-properties fo:text-align="justify" fo:break-before="auto" fo:line-height="107%" fo:margin-bottom="0.212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36_1" style:family="text"/>
    <style:style style:name="P37" style:family="paragraph" style:parent-style-name="Standard">
      <style:paragraph-properties fo:text-align="justify" fo:break-before="auto" fo:line-height="107%" fo:margin-bottom="0.212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P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text-align="justify" fo:break-before="auto" fo:line-height="107%" fo:margin-bottom="0.212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44" style:family="paragraph" style:parent-style-name="Standard">
      <style:paragraph-properties fo:text-align="justify" fo:break-before="auto" fo:line-height="107%" fo:margin-bottom="0.212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6_1" style:family="text"/>
    <style:style style:name="P47" style:family="paragraph" style:parent-style-name="Standard">
      <style:paragraph-properties fo:text-align="justify" fo:break-before="auto" fo:line-height="107%" fo:margin-bottom="0.212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9_1" style:family="text"/>
    <style:style style:name="P50" style:family="paragraph" style:parent-style-name="Standard">
      <style:paragraph-properties fo:text-align="justify" fo:break-before="auto" fo:line-height="107%" fo:margin-bottom="0.212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</text:span><text:span text:style-name="T13_6">euniaoGestao</text:span><text:span text:style-name="T13_7">010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Projeto</text:span><text:span text:style-name="T20_2">:<text:s/></text:span><text:span text:style-name="T20_3">Sistema</text:span><text:span text:style-name="T20_4"><text:s/></text:span><text:span text:style-name="T20_5">de</text:span><text:span text:style-name="T20_6"><text:s/></text:span><text:span text:style-name="T20_7">Gestão</text:span><text:span text:style-name="T20_8"><text:s/></text:span><text:span text:style-name="T20_9">Bibliográfica</text:span></text:p>
      <text:p text:style-name="P21"><text:span text:style-name="T21_1">Número</text:span><text:span text:style-name="T21_2"><text:s/></text:span><text:span text:style-name="T21_3">da</text:span><text:span text:style-name="T21_4"><text:s/></text:span><text:span text:style-name="T21_5">Ata</text:span><text:span text:style-name="T21_6">:</text:span><text:span text:style-name="T21_7"><text:s/>0</text:span><text:span text:style-name="T21_8">10</text:span><text:span text:style-name="T21_9">.</text:span></text:p>
      <text:p text:style-name="P22"><text:span text:style-name="T22_1">Data</text:span><text:span text:style-name="T22_2"><text:s/></text:span><text:span text:style-name="T22_3">da</text:span><text:span text:style-name="T22_4"><text:s/></text:span><text:span text:style-name="T22_5">reunião</text:span><text:span text:style-name="T22_6">:</text:span><text:span text:style-name="T22_7"><text:s/></text:span><text:span text:style-name="T22_8">21</text:span><text:span text:style-name="T22_9">/1</text:span><text:span text:style-name="T22_10">2</text:span><text:span text:style-name="T22_11">/2012</text:span><text:span text:style-name="T22_12">.</text:span></text:p>
      <text:p text:style-name="P23"><text:span text:style-name="T23_1">Local</text:span><text:span text:style-name="T23_2">:<text:s/></text:span><text:span text:style-name="T23_3">Centro</text:span><text:span text:style-name="T23_4"><text:s/></text:span><text:span text:style-name="T23_5">de</text:span><text:span text:style-name="T23_6"><text:s/></text:span><text:span text:style-name="T23_7">Aulas</text:span><text:span text:style-name="T23_8"><text:s/></text:span><text:span text:style-name="T23_9">A</text:span><text:span text:style-name="T23_10"><text:s/>-<text:s/></text:span><text:span text:style-name="T23_11">Sala</text:span><text:span text:style-name="T23_12"><text:s/>106.</text:span></text:p>
      <text:p text:style-name="P24"><text:span text:style-name="T24_1">Horário</text:span><text:span text:style-name="T24_2"><text:s/></text:span><text:span text:style-name="T24_3">de</text:span><text:span text:style-name="T24_4"><text:s/></text:span><text:span text:style-name="T24_5">Início</text:span><text:span text:style-name="T24_6">:</text:span><text:span text:style-name="T24_7"><text:s/></text:span><text:span text:style-name="T24_8">20:00</text:span><text:span text:style-name="T24_9">.</text:span><text:span text:style-name="T24_10"><text:s/></text:span><text:span text:style-name="T24_11">Horário</text:span><text:span text:style-name="T24_12"><text:s/></text:span><text:span text:style-name="T24_13">de</text:span><text:span text:style-name="T24_14"><text:s/></text:span><text:span text:style-name="T24_15">Término</text:span><text:span text:style-name="T24_16">:<text:s/>2</text:span><text:span text:style-name="T24_17">0</text:span><text:span text:style-name="T24_18">:</text:span><text:span text:style-name="T24_19">35</text:span><text:span text:style-name="T24_20">.</text:span></text:p>
      <text:p text:style-name="P25"><text:span text:style-name="T25_1">Autor</text:span><text:span text:style-name="T25_2">:</text:span><text:span text:style-name="T25_3"><text:s/></text:span><text:span text:style-name="T25_4">Vinícius</text:span><text:span text:style-name="T25_5"><text:s/></text:span><text:span text:style-name="T25_6">Gonçalves</text:span><text:span text:style-name="T25_7"><text:s/></text:span><text:span text:style-name="T25_8">Braga</text:span><text:span text:style-name="T25_9">.</text:span></text:p>
      <text:p text:style-name="P26"/>
      <text:p text:style-name="P27"><text:span text:style-name="T27_1">Participantes</text:span><text:span text:style-name="T27_2"><text:s/></text:span><text:span text:style-name="T27_3">Presentes</text:span><text:span text:style-name="T27_4">:</text:span></text:p>
      <text:list text:style-name="LS1" xml:id="list0">
        <text:list-item>
          <text:p text:style-name="P28"><text:span text:style-name="T28_1">Membros</text:span><text:span text:style-name="T28_2"><text:s/></text:span><text:span text:style-name="T28_3">da</text:span><text:span text:style-name="T28_4"><text:s/></text:span><text:span text:style-name="T28_5">equipe</text:span><text:span text:style-name="T28_6"><text:s/></text:span><text:span text:style-name="T28_7">do</text:span><text:span text:style-name="T28_8"><text:s/></text:span><text:span text:style-name="T28_9">projeto</text:span><text:span text:style-name="T28_10"><text:s/></text:span><text:span text:style-name="T28_11">e</text:span><text:span text:style-name="T28_12"><text:s/></text:span><text:span text:style-name="T28_13">o</text:span><text:span text:style-name="T28_14"><text:s/></text:span><text:span text:style-name="T28_15">patrocinador</text:span><text:span text:style-name="T28_16">.</text:span></text:p>
        </text:list-item>
      </text:list>
      <text:p text:style-name="P29"><text:span text:style-name="T29_1">Pauta</text:span><text:span text:style-name="T29_2">:</text:span></text:p>
      <text:list text:style-name="LS2" xml:id="list1">
        <text:list-item>
          <text:p text:style-name="P30"><text:span text:style-name="T30_1">Apresentação</text:span><text:span text:style-name="T30_2"><text:s/></text:span><text:span text:style-name="T30_3">do</text:span><text:span text:style-name="T30_4"><text:s/></text:span><text:span text:style-name="T30_5">Marco</text:span><text:span text:style-name="T30_6"><text:s/>5<text:s/></text:span><text:span text:style-name="T30_7">do</text:span><text:span text:style-name="T30_8"><text:s/></text:span><text:span text:style-name="T30_9">projeto</text:span><text:span text:style-name="T30_10">,<text:s/></text:span><text:span text:style-name="T30_11">Construção</text:span><text:span text:style-name="T30_12"><text:s/>3,<text:s/></text:span><text:span text:style-name="T30_13">do</text:span><text:span text:style-name="T30_14"><text:s/></text:span><text:span text:style-name="T30_15">ponto</text:span><text:span text:style-name="T30_16"><text:s/></text:span><text:span text:style-name="T30_17">de</text:span><text:span text:style-name="T30_18"><text:s/></text:span><text:span text:style-name="T30_19">vista</text:span><text:span text:style-name="T30_20"><text:s/></text:span><text:span text:style-name="T30_21">dos</text:span><text:span text:style-name="T30_22"><text:s/></text:span><text:span text:style-name="T30_23">gestores</text:span><text:span text:style-name="T30_24"><text:s/></text:span><text:span text:style-name="T30_25">de</text:span><text:span text:style-name="T30_26">:</text:span></text:p>
          <text:list>
            <text:list-item>
              <text:p text:style-name="P31"><text:span text:style-name="T31_1">Recursos</text:span><text:span text:style-name="T31_2"><text:s/></text:span><text:span text:style-name="T31_3">Humanos</text:span><text:span text:style-name="T31_4">/</text:span><text:span text:style-name="T31_5">Comunicação</text:span><text:span text:style-name="T31_6">;</text:span></text:p>
            </text:list-item>
            <text:list-item>
              <text:p text:style-name="P32"><text:span text:style-name="T32_1">Escopo</text:span><text:span text:style-name="T32_2">;</text:span></text:p>
            </text:list-item>
            <text:list-item>
              <text:p text:style-name="P33"><text:span text:style-name="T33_1">Tempo</text:span><text:span text:style-name="T33_2">;</text:span></text:p>
            </text:list-item>
            <text:list-item>
              <text:p text:style-name="P34"><text:span text:style-name="T34_1">Custo</text:span><text:span text:style-name="T34_2">;</text:span></text:p>
            </text:list-item>
            <text:list-item>
              <text:p text:style-name="P35"><text:span text:style-name="T35_1">Riscos</text:span><text:span text:style-name="T35_2">;</text:span></text:p>
            </text:list-item>
          </text:list>
        </text:list-item>
      </text:list>
      <text:p text:style-name="P36"><text:span text:style-name="T36_1"> </text:span></text:p>
      <text:p text:style-name="P37"><text:span text:style-name="T37_1">Registro</text:span><text:span text:style-name="T37_2"><text:s/></text:span><text:span text:style-name="T37_3">de</text:span><text:span text:style-name="T37_4"><text:s/></text:span><text:span text:style-name="T37_5">Decisões</text:span><text:span text:style-name="T37_6">:</text:span></text:p>
      <text:list text:style-name="LS3" xml:id="list7">
        <text:list-item>
          <text:p text:style-name="P38"><text:span text:style-name="T38_1">Marco</text:span><text:span text:style-name="T38_2"><text:s/></text:span><text:span text:style-name="T38_3">precisa</text:span><text:span text:style-name="T38_4"><text:s/></text:span><text:span text:style-name="T38_5">dar</text:span><text:span text:style-name="T38_6"><text:s/></text:span><text:span text:style-name="T38_7">visão</text:span><text:span text:style-name="T38_8"><text:s/></text:span><text:span text:style-name="T38_9">de</text:span><text:span text:style-name="T38_10"><text:s/></text:span><text:span text:style-name="T38_11">visibilidade</text:span><text:span text:style-name="T38_12"><text:s/></text:span><text:span text:style-name="T38_13">e</text:span><text:span text:style-name="T38_14"><text:s/></text:span><text:span text:style-name="T38_15">viabilidade</text:span><text:span text:style-name="T38_16"><text:s/></text:span><text:span text:style-name="T38_17">do</text:span><text:span text:style-name="T38_18"><text:s/></text:span><text:span text:style-name="T38_19">projeto</text:span><text:span text:style-name="T38_20">;</text:span></text:p>
        </text:list-item>
        <text:list-item>
          <text:p text:style-name="P39"><text:span text:style-name="T39_1">Fazer</text:span><text:span text:style-name="T39_2"><text:s/></text:span><text:span text:style-name="T39_3">no</text:span><text:span text:style-name="T39_4"><text:s/></text:span><text:span text:style-name="T39_5">próximo</text:span><text:span text:style-name="T39_6"><text:s/></text:span><text:span text:style-name="T39_7">marco</text:span><text:span text:style-name="T39_8"><text:s/></text:span><text:span text:style-name="T39_9">uma</text:span><text:span text:style-name="T39_10"><text:s/></text:span><text:span text:style-name="T39_11">tabela</text:span><text:span text:style-name="T39_12"><text:s/></text:span><text:span text:style-name="T39_13">de</text:span><text:span text:style-name="T39_14"><text:s/></text:span><text:span text:style-name="T39_15">resumo</text:span><text:span text:style-name="T39_16"><text:s/></text:span><text:span text:style-name="T39_17">do</text:span><text:span text:style-name="T39_18"><text:s/></text:span><text:span text:style-name="T39_19">projeto</text:span><text:span text:style-name="T39_20">.<text:s/></text:span><text:span text:style-name="T39_21">Tempo</text:span><text:span text:style-name="T39_22"><text:s/></text:span><text:span text:style-name="T39_23">gasto</text:span><text:span text:style-name="T39_24">,<text:s/></text:span><text:span text:style-name="T39_25">Custo</text:span><text:span text:style-name="T39_26"><text:s/></text:span><text:span text:style-name="T39_27">para</text:span><text:span text:style-name="T39_28"><text:s/></text:span><text:span text:style-name="T39_29">avaliar</text:span><text:span text:style-name="T39_30"><text:s/></text:span><text:span text:style-name="T39_31">a</text:span><text:span text:style-name="T39_32"><text:s/></text:span><text:span text:style-name="T39_33">viabilidade</text:span><text:span text:style-name="T39_34"><text:s/></text:span><text:span text:style-name="T39_35">do</text:span><text:span text:style-name="T39_36"><text:s/></text:span><text:span text:style-name="T39_37">projeto</text:span><text:span text:style-name="T39_38">;</text:span></text:p>
        </text:list-item>
        <text:list-item>
          <text:p text:style-name="P40"><text:span text:style-name="T40_1">Gerência</text:span><text:span text:style-name="T40_2"><text:s/></text:span><text:span text:style-name="T40_3">de</text:span><text:span text:style-name="T40_4"><text:s/></text:span><text:span text:style-name="T40_5">processos</text:span><text:span text:style-name="T40_6"><text:s/></text:span><text:span text:style-name="T40_7">deve</text:span><text:span text:style-name="T40_8"><text:s/></text:span><text:span text:style-name="T40_9">avaliar</text:span><text:span text:style-name="T40_10"><text:s/></text:span><text:span text:style-name="T40_11">os</text:span><text:span text:style-name="T40_12"><text:s/></text:span><text:span text:style-name="T40_13">processos</text:span><text:span text:style-name="T40_14"><text:s/></text:span><text:span text:style-name="T40_15">para</text:span><text:span text:style-name="T40_16"><text:s/></text:span><text:span text:style-name="T40_17">melhorá</text:span><text:span text:style-name="T40_18">-</text:span><text:span text:style-name="T40_19">los</text:span><text:span text:style-name="T40_20"><text:s/>(</text:span><text:span text:style-name="T40_21">RAP</text:span><text:span text:style-name="T40_22"><text:s/>9);</text:span></text:p>
        </text:list-item>
      </text:list>
      <text:p text:style-name="P41"><text:span text:style-name="T41_1">Compromissos</text:span><text:span text:style-name="T41_2">:</text:span></text:p>
      <text:p text:style-name="P42"><text:span text:style-name="T42_1"> </text:span><text:span text:style-name="T42_2">Informar</text:span><text:span text:style-name="T42_3"><text:s/></text:span><text:span text:style-name="T42_4">a</text:span><text:span text:style-name="T42_5"><text:s/></text:span><text:span text:style-name="T42_6">todos</text:span><text:span text:style-name="T42_7"><text:s/></text:span><text:span text:style-name="T42_8">os</text:span><text:span text:style-name="T42_9"><text:s/></text:span><text:span text:style-name="T42_10">membros</text:span><text:span text:style-name="T42_11"><text:s/></text:span><text:span text:style-name="T42_12">da</text:span><text:span text:style-name="T42_13"><text:s/></text:span><text:span text:style-name="T42_14">equipe</text:span><text:span text:style-name="T42_15"><text:s/></text:span><text:span text:style-name="T42_16">sobre</text:span><text:span text:style-name="T42_17"><text:s/></text:span><text:span text:style-name="T42_18">as</text:span><text:span text:style-name="T42_19"><text:s/></text:span><text:span text:style-name="T42_20">decisões</text:span><text:span text:style-name="T42_21"><text:s/></text:span><text:span text:style-name="T42_22">toma</text:span><text:span text:style-name="T42_23">das</text:span><text:span text:style-name="T42_24">.</text:span></text:p>
      <text:p text:style-name="P43"/>
      <text:p text:style-name="P44"><text:span text:style-name="T44_1">Itens</text:span><text:span text:style-name="T44_2"><text:s/></text:span><text:span text:style-name="T44_3">Não</text:span><text:span text:style-name="T44_4"><text:s/></text:span><text:span text:style-name="T44_5">Resolvidos</text:span><text:span text:style-name="T44_6">:</text:span></text:p>
      <text:list text:style-name="LS4" xml:id="list10">
        <text:list-item>
          <text:p text:style-name="P45"><text:span text:style-name="T45_1">Sem</text:span><text:span text:style-name="T45_2"><text:s/></text:span><text:span text:style-name="T45_3">observações</text:span><text:span text:style-name="T45_4"><text:s/></text:span><text:span text:style-name="T45_5">pertinentes</text:span><text:span text:style-name="T45_6">.</text:span></text:p>
        </text:list-item>
      </text:list>
      <text:p text:style-name="P46"><text:span text:style-name="T46_1"> </text:span></text:p>
      <text:p text:style-name="P47"><text:span text:style-name="T47_1">Observações</text:span><text:span text:style-name="T47_2">:</text:span></text:p>
      <text:list text:style-name="LS5" xml:id="list11">
        <text:list-item>
          <text:p text:style-name="P48"><text:span text:style-name="T48_1">Sem</text:span><text:span text:style-name="T48_2"><text:s/></text:span><text:span text:style-name="T48_3">observações</text:span><text:span text:style-name="T48_4"><text:s/></text:span><text:span text:style-name="T48_5">pertinentes</text:span><text:span text:style-name="T48_6">.</text:span></text:p>
        </text:list-item>
      </text:list>
      <text:p text:style-name="P49"><text:span text:style-name="T49_1"> </text:span></text:p>
      <text:p text:style-name="P50"><text:span text:style-name="T50_1">Próxima</text:span><text:span text:style-name="T50_2"><text:s/></text:span><text:span text:style-name="T50_3">Reunião</text:span><text:span text:style-name="T50_4">:</text:span><text:span text:style-name="T50_5"><text:s/></text:span><text:span text:style-name="T50_6">Ainda</text:span><text:span text:style-name="T50_7"><text:s/></text:span><text:span text:style-name="T50_8">não</text:span><text:span text:style-name="T50_9"><text:s/></text:span><text:span text:style-name="T50_10">definida</text:span><text:span text:style-name="T50_1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Gestao</text:span><text:span text:style-name="T4_6">010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